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36000002AEEB891ED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bef03" officeooo:paragraph-rsid="001bef03" style:font-size-asian="14pt" style:font-size-complex="16pt"/>
    </style:style>
    <style:style style:name="P2" style:family="paragraph" style:parent-style-name="Standard">
      <style:text-properties fo:font-size="16pt" officeooo:rsid="001bef03" officeooo:paragraph-rsid="001bef03" style:font-size-asian="14pt" style:font-size-complex="16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querobolsa.com.br/fies" text:style-name="Internet_20_link" text:visited-style-name="Visited_20_Internet_20_Link">https://querobolsa.com.br/fies</text:a></text:p>
      <text:p text:style-name="P1"/>
      <text:p text:style-name="P1"><draw:frame draw:style-name="fr1" draw:name="Image1" text:anchor-type="char" svg:width="5.8953in" svg:height="7.1453in" draw:z-index="0"><draw:image xlink:href="Pictures/1000000000000236000002AEEB891ED1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0398in" fo:margin-bottom="0.0398in" fo:margin-left="0.0398in" fo:margin-right="0.03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5:01:06.408230067</meta:creation-date>
    <dc:date>2025-09-15T18:31:53.720461737</dc:date>
    <meta:editing-duration>PT1M21S</meta:editing-duration>
    <meta:editing-cycles>5</meta:editing-cycles>
    <meta:generator>LibreOffice/24.2.7.2$Linux_X86_64 LibreOffice_project/420$Build-2</meta:generator>
    <meta:document-statistic meta:table-count="0" meta:image-count="1" meta:object-count="0" meta:page-count="1" meta:paragraph-count="2" meta:word-count="1" meta:character-count="31" meta:non-whitespace-character-count="30"/>
  </office:meta>
</office:document-meta>
</file>